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311in"/>
    </style:style>
    <style:style style:name="co4" style:family="table-column">
      <style:table-column-properties fo:break-before="auto" style:column-width="1.0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2957in" svg:y="11.0122in">
            <draw:object draw:notify-on-update-of-ranges="Sheet1.A4:Sheet1.A14 Sheet1.B3:Sheet1.B3 Sheet1.B4:Sheet1.B14 Sheet1.A4:Sheet1.A14 Sheet1.C3:Sheet1.C3 Sheet1.C4:Sheet1.C14 Sheet1.A4:Sheet1.A14 Sheet1.D3:Sheet1.D3 Sheet1.D4:Sheet1.D14 Sheet1.A4:Sheet1.A14 Sheet1.E3:Sheet1.E3 Sheet1.E4:Sheet1.E14 Sheet1.A4:Sheet1.A14 Sheet1.F3:Sheet1.F3 Sheet1.F4:Sheet1.F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2606in" svg:y="6.6587in">
            <draw:object draw:notify-on-update-of-ranges="Sheet1.G24:Sheet1.G34 Sheet1.H23:Sheet1.H23 Sheet1.H24:Sheet1.H34 Sheet1.G24:Sheet1.G34 Sheet1.I23:Sheet1.I23 Sheet1.I24:Sheet1.I34 Sheet1.G24:Sheet1.G34 Sheet1.J23:Sheet1.J23 Sheet1.J24:Sheet1.J34 Sheet1.G24:Sheet1.G34 Sheet1.K23:Sheet1.K23 Sheet1.K24:Sheet1.K34 Sheet1.G24:Sheet1.G34 Sheet1.L23:Sheet1.L23 Sheet1.L24:Sheet1.L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>
            <text:p>BlockSize =32</text:p>
          </table:table-cell>
          <table:table-cell office:value-type="string">
            <text:p>Graph #1</text:p>
          </table:table-cell>
          <table:table-cell table:number-columns-repeated="10"/>
        </table:table-row>
        <table:table-row table:style-name="ro1">
          <table:table-cell office:value-type="string">
            <text:p>log2(SIZE)</text:p>
          </table:table-cell>
          <table:table-cell office:value-type="string">
            <text:p>FA</text:p>
          </table:table-cell>
          <table:table-cell office:value-type="string">
            <text:p>Direct Mappe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3696">
            <text:p>0.13696</text:p>
          </table:table-cell>
          <table:table-cell office:value-type="float" office:value="0.19346">
            <text:p>0.19346</text:p>
          </table:table-cell>
          <table:table-cell office:value-type="float" office:value="0.15603">
            <text:p>0.15603</text:p>
          </table:table-cell>
          <table:table-cell office:value-type="float" office:value="0.1427">
            <text:p>0.1427</text:p>
          </table:table-cell>
          <table:table-cell office:value-type="float" office:value="0.13627">
            <text:p>0.13627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886">
            <text:p>0.0886</text:p>
          </table:table-cell>
          <table:table-cell office:value-type="float" office:value="0.14774">
            <text:p>0.14774</text:p>
          </table:table-cell>
          <table:table-cell office:value-type="float" office:value="0.10714">
            <text:p>0.10714</text:p>
          </table:table-cell>
          <table:table-cell office:value-type="float" office:value="0.09622">
            <text:p>0.09622</text:p>
          </table:table-cell>
          <table:table-cell office:value-type="float" office:value="0.09069">
            <text:p>0.090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494">
            <text:p>0.0494</text:p>
          </table:table-cell>
          <table:table-cell office:value-type="float" office:value="0.10017">
            <text:p>0.10017</text:p>
          </table:table-cell>
          <table:table-cell office:value-type="float" office:value="0.07528">
            <text:p>0.07528</text:p>
          </table:table-cell>
          <table:table-cell office:value-type="float" office:value="0.05992">
            <text:p>0.05992</text:p>
          </table:table-cell>
          <table:table-cell office:value-type="float" office:value="0.05365">
            <text:p>0.0536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3912">
            <text:p>0.03912</text:p>
          </table:table-cell>
          <table:table-cell office:value-type="float" office:value="0.067">
            <text:p>0.067</text:p>
          </table:table-cell>
          <table:table-cell office:value-type="float" office:value="0.04734">
            <text:p>0.04734</text:p>
          </table:table-cell>
          <table:table-cell office:value-type="float" office:value="0.04247">
            <text:p>0.04247</text:p>
          </table:table-cell>
          <table:table-cell office:value-type="float" office:value="0.03954">
            <text:p>0.0395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2634">
            <text:p>0.02634</text:p>
          </table:table-cell>
          <table:table-cell office:value-type="float" office:value="0.04609">
            <text:p>0.04609</text:p>
          </table:table-cell>
          <table:table-cell office:value-type="float" office:value="0.03384">
            <text:p>0.03384</text:p>
          </table:table-cell>
          <table:table-cell office:value-type="float" office:value="0.02832">
            <text:p>0.02832</text:p>
          </table:table-cell>
          <table:table-cell office:value-type="float" office:value="0.02774">
            <text:p>0.0277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2624">
            <text:p>0.02624</text:p>
          </table:table-cell>
          <table:table-cell office:value-type="float" office:value="0.03768">
            <text:p>0.03768</text:p>
          </table:table-cell>
          <table:table-cell office:value-type="float" office:value="0.02881">
            <text:p>0.02881</text:p>
          </table:table-cell>
          <table:table-cell office:value-type="float" office:value="0.0264">
            <text:p>0.0264</text:p>
          </table:table-cell>
          <table:table-cell office:value-type="float" office:value="0.02625">
            <text:p>0.026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2583">
            <text:p>0.02583</text:p>
          </table:table-cell>
          <table:table-cell office:value-type="float" office:value="0.03292">
            <text:p>0.03292</text:p>
          </table:table-cell>
          <table:table-cell office:value-type="float" office:value="0.02713">
            <text:p>0.02713</text:p>
          </table:table-cell>
          <table:table-cell office:value-type="float" office:value="0.02595">
            <text:p>0.02595</text:p>
          </table:table-cell>
          <table:table-cell office:value-type="float" office:value="0.02589">
            <text:p>0.025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2582">
            <text:p>0.02582</text:p>
          </table:table-cell>
          <table:table-cell office:value-type="float" office:value="0.03233">
            <text:p>0.03233</text:p>
          </table:table-cell>
          <table:table-cell office:value-type="float" office:value="0.0259">
            <text:p>0.0259</text:p>
          </table:table-cell>
          <table:table-cell table:number-columns-repeated="2" office:value-type="float" office:value="0.02582">
            <text:p>0.02582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2582">
            <text:p>0.02582</text:p>
          </table:table-cell>
          <table:table-cell table:number-columns-repeated="2" office:value-type="float" office:value="0.02584">
            <text:p>0.02584</text:p>
          </table:table-cell>
          <table:table-cell table:number-columns-repeated="2" office:value-type="float" office:value="0.02582">
            <text:p>0.02582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2582">
            <text:p>0.02582</text:p>
          </table:table-cell>
          <table:table-cell office:value-type="float" office:value="0.02584">
            <text:p>0.02584</text:p>
          </table:table-cell>
          <table:table-cell table:number-columns-repeated="3" office:value-type="float" office:value="0.02582">
            <text:p>0.0258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582">
            <text:p>0.02582</text:p>
          </table:table-cell>
          <table:table-cell office:value-type="float" office:value="0.02584">
            <text:p>0.02584</text:p>
          </table:table-cell>
          <table:table-cell table:number-columns-repeated="3" office:value-type="float" office:value="0.02582">
            <text:p>0.0258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onflict</text:p>
          </table:table-cell>
          <table:table-cell office:value-type="float" office:value="0">
            <text:p>0</text:p>
          </table:table-cell>
          <table:table-cell office:value-type="float" office:value="0.0565">
            <text:p>0.0565</text:p>
          </table:table-cell>
          <table:table-cell office:value-type="float" office:value="0.01907">
            <text:p>0.01907</text:p>
          </table:table-cell>
          <table:table-cell office:value-type="float" office:value="0.0574">
            <text:p>0.057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ompulsary</text:p>
          </table:table-cell>
          <table:table-cell office:value-type="float" office:value="0.02582">
            <text:p>0.02582</text:p>
          </table:table-cell>
          <table:table-cell office:value-type="float" office:value="0.02584">
            <text:p>0.02584</text:p>
          </table:table-cell>
          <table:table-cell table:number-columns-repeated="3" office:value-type="float" office:value="0.02582">
            <text:p>0.02582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Graph 2 : Calculations for AAT</text:p>
          </table:table-cell>
          <table:table-cell table:number-columns-repeated="11"/>
        </table:table-row>
        <table:table-row table:style-name="ro1">
          <table:table-cell office:value-type="string">
            <text:p>Cache Size: 10</text:p>
          </table:table-cell>
          <table:table-cell office:value-type="string">
            <text:p>Hit Time L1</text:p>
          </table:table-cell>
          <table:table-cell office:value-type="string">
            <text:p>L1 Miss Rate</text:p>
          </table:table-cell>
          <table:table-cell office:value-type="string">
            <text:p>Miss Penalty</text:p>
          </table:table-cell>
          <table:table-cell office:value-type="string">
            <text:p>AAT</text:p>
          </table:table-cell>
          <table:table-cell table:number-columns-repeated="2"/>
          <table:table-cell office:value-type="string">
            <text:p>Graph 2(AAT)</text:p>
          </table:table-cell>
          <table:table-cell table:number-columns-repeated="4"/>
        </table:table-row>
        <table:table-row table:style-name="ro1">
          <table:table-cell table:style-name="ce1" office:value-type="string">
            <text:p>Full Way</text:p>
          </table:table-cell>
          <table:table-cell office:value-type="float" office:value="0.155484">
            <text:p>0.155484</text:p>
          </table:table-cell>
          <table:table-cell office:value-type="float" office:value="0.13696">
            <text:p>0.13696</text:p>
          </table:table-cell>
          <table:table-cell office:value-type="float" office:value="20.2">
            <text:p>20.2</text:p>
          </table:table-cell>
          <table:table-cell table:formula="of:=[.B23] + [.C23]*[.D23]" office:value-type="float" office:value="2.922076">
            <text:p>2.922076</text:p>
          </table:table-cell>
          <table:table-cell/>
          <table:table-cell office:value-type="string">
            <text:p>log2(SIZE)</text:p>
          </table:table-cell>
          <table:table-cell office:value-type="string">
            <text:p>Full Way</text:p>
          </table:table-cell>
          <table:table-cell office:value-type="string">
            <text:p>Direct Mappe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Direct</text:p>
          </table:table-cell>
          <table:table-cell office:value-type="float" office:value="0.114797">
            <text:p>0.114797</text:p>
          </table:table-cell>
          <table:table-cell office:value-type="float" office:value="0.19346">
            <text:p>0.19346</text:p>
          </table:table-cell>
          <table:table-cell office:value-type="float" office:value="20.2">
            <text:p>20.2</text:p>
          </table:table-cell>
          <table:table-cell table:formula="of:=[.B24] + [.C24]*[.D24]" office:value-type="float" office:value="4.022689">
            <text:p>4.022689</text:p>
          </table:table-cell>
          <table:table-cell/>
          <table:table-cell office:value-type="float" office:value="10">
            <text:p>10</text:p>
          </table:table-cell>
          <table:table-cell table:formula="of:=[.E23]" office:value-type="float" office:value="2.922076">
            <text:p>2.922076</text:p>
          </table:table-cell>
          <table:table-cell table:formula="of:=[.E24]" office:value-type="float" office:value="4.022689">
            <text:p>4.022689</text:p>
          </table:table-cell>
          <table:table-cell table:formula="of:=[.E25]" office:value-type="float" office:value="3.292135">
            <text:p>3.292135</text:p>
          </table:table-cell>
          <table:table-cell table:formula="of:=[.E26]" office:value-type="float" office:value="3.02936">
            <text:p>3.02936</text:p>
          </table:table-cell>
          <table:table-cell table:formula="of:=[.E27]" office:value-type="float" office:value="2.908138">
            <text:p>2.9081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40329">
            <text:p>0.140329</text:p>
          </table:table-cell>
          <table:table-cell office:value-type="float" office:value="0.15603">
            <text:p>0.15603</text:p>
          </table:table-cell>
          <table:table-cell office:value-type="float" office:value="20.2">
            <text:p>20.2</text:p>
          </table:table-cell>
          <table:table-cell table:formula="of:=[.B25] + [.C25]*[.D25]" office:value-type="float" office:value="3.292135">
            <text:p>3.292135</text:p>
          </table:table-cell>
          <table:table-cell/>
          <table:table-cell office:value-type="float" office:value="11">
            <text:p>11</text:p>
          </table:table-cell>
          <table:table-cell table:formula="of:=[.E30]" office:value-type="float" office:value="1.966235">
            <text:p>1.966235</text:p>
          </table:table-cell>
          <table:table-cell table:formula="of:=[.E31]" office:value-type="float" office:value="3.113438">
            <text:p>3.113438</text:p>
          </table:table-cell>
          <table:table-cell table:formula="of:=[.E32]" office:value-type="float" office:value="2.325919">
            <text:p>2.325919</text:p>
          </table:table-cell>
          <table:table-cell table:formula="of:=[.E33]" office:value-type="float" office:value="2.09814">
            <text:p>2.09814</text:p>
          </table:table-cell>
          <table:table-cell table:formula="of:=[.E34]" office:value-type="float" office:value="2.012624">
            <text:p>2.0126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4682">
            <text:p>0.14682</text:p>
          </table:table-cell>
          <table:table-cell office:value-type="float" office:value="0.1427">
            <text:p>0.1427</text:p>
          </table:table-cell>
          <table:table-cell office:value-type="float" office:value="20.2">
            <text:p>20.2</text:p>
          </table:table-cell>
          <table:table-cell table:formula="of:=[.B26] + [.C26]*[.D26]" office:value-type="float" office:value="3.02936">
            <text:p>3.02936</text:p>
          </table:table-cell>
          <table:table-cell/>
          <table:table-cell office:value-type="float" office:value="12">
            <text:p>12</text:p>
          </table:table-cell>
          <table:table-cell table:formula="of:=[.E60]" office:value-type="float" office:value="1.180828">
            <text:p>1.180828</text:p>
          </table:table-cell>
          <table:table-cell table:formula="of:=[.E61]" office:value-type="float" office:value="2.170439">
            <text:p>2.170439</text:p>
          </table:table-cell>
          <table:table-cell table:formula="of:=[.E62]" office:value-type="float" office:value="1.701787">
            <text:p>1.701787</text:p>
          </table:table-cell>
          <table:table-cell table:formula="of:=[.E63]" office:value-type="float" office:value="1.396069">
            <text:p>1.396069</text:p>
          </table:table-cell>
          <table:table-cell table:formula="of:=[.E64]" office:value-type="float" office:value="1.272795">
            <text:p>1.27279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55484">
            <text:p>0.155484</text:p>
          </table:table-cell>
          <table:table-cell office:value-type="float" office:value="0.13627">
            <text:p>0.13627</text:p>
          </table:table-cell>
          <table:table-cell office:value-type="float" office:value="20.2">
            <text:p>20.2</text:p>
          </table:table-cell>
          <table:table-cell table:formula="of:=[.B27] + [.C27]*[.D27]" office:value-type="float" office:value="2.908138">
            <text:p>2.908138</text:p>
          </table:table-cell>
          <table:table-cell/>
          <table:table-cell office:value-type="float" office:value="13">
            <text:p>13</text:p>
          </table:table-cell>
          <table:table-cell table:formula="of:=[.E67]" office:value-type="float" office:value="0.988805">
            <text:p>0.988805</text:p>
          </table:table-cell>
          <table:table-cell table:formula="of:=[.E68]" office:value-type="float" office:value="1.51723">
            <text:p>1.51723</text:p>
          </table:table-cell>
          <table:table-cell table:formula="of:=[.E69]" office:value-type="float" office:value="1.150463">
            <text:p>1.150463</text:p>
          </table:table-cell>
          <table:table-cell table:formula="of:=[.E70]" office:value-type="float" office:value="1.069067">
            <text:p>1.069067</text:p>
          </table:table-cell>
          <table:table-cell table:formula="of:=[.E71]" office:value-type="float" office:value="1.011619">
            <text:p>1.011619</text:p>
          </table:table-cell>
        </table:table-row>
        <table:table-row table:style-name="ro1">
          <table:table-cell/>
          <table:table-cell table:number-columns-repeated="3"/>
          <table:table-cell table:formula="of:=[.B28] + [.C28]*[.D28]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[.E37]" office:value-type="float" office:value="0.737676">
            <text:p>0.737676</text:p>
          </table:table-cell>
          <table:table-cell table:formula="of:=[.E38]" office:value-type="float" office:value="1.129435">
            <text:p>1.129435</text:p>
          </table:table-cell>
          <table:table-cell table:formula="of:=[.E39]" office:value-type="float" office:value="0.907485">
            <text:p>0.907485</text:p>
          </table:table-cell>
          <table:table-cell table:formula="of:=[.E40]" office:value-type="float" office:value="0.806">
            <text:p>0.806</text:p>
          </table:table-cell>
          <table:table-cell table:formula="of:=[.E41]" office:value-type="float" office:value="0.814702">
            <text:p>0.814702</text:p>
          </table:table-cell>
        </table:table-row>
        <table:table-row table:style-name="ro1">
          <table:table-cell office:value-type="string">
            <text:p>Cache Size: 11</text:p>
          </table:table-cell>
          <table:table-cell office:value-type="string">
            <text:p>Hit Time L1</text:p>
          </table:table-cell>
          <table:table-cell office:value-type="string">
            <text:p>L1 Miss Rate</text:p>
          </table:table-cell>
          <table:table-cell office:value-type="string">
            <text:p>Miss Penalty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[.E74]" office:value-type="float" office:value="0.754788">
            <text:p>0.754788</text:p>
          </table:table-cell>
          <table:table-cell table:formula="of:=[.E75]" office:value-type="float" office:value="0.994489">
            <text:p>0.994489</text:p>
          </table:table-cell>
          <table:table-cell table:formula="of:=[.E76]" office:value-type="float" office:value="0.844408">
            <text:p>0.844408</text:p>
          </table:table-cell>
          <table:table-cell table:formula="of:=[.E77]" office:value-type="float" office:value="0.80453">
            <text:p>0.80453</text:p>
          </table:table-cell>
          <table:table-cell table:formula="of:=[.E78]" office:value-type="float" office:value="0.818761">
            <text:p>0.818761</text:p>
          </table:table-cell>
        </table:table-row>
        <table:table-row table:style-name="ro1">
          <table:table-cell table:style-name="ce1" office:value-type="string">
            <text:p>Full Way</text:p>
          </table:table-cell>
          <table:table-cell office:value-type="float" office:value="0.176515">
            <text:p>0.176515</text:p>
          </table:table-cell>
          <table:table-cell office:value-type="float" office:value="0.0886">
            <text:p>0.0886</text:p>
          </table:table-cell>
          <table:table-cell office:value-type="float" office:value="20.2">
            <text:p>20.2</text:p>
          </table:table-cell>
          <table:table-cell table:formula="of:=[.B30] + [.C30]*[.D30]" office:value-type="float" office:value="1.966235">
            <text:p>1.966235</text:p>
          </table:table-cell>
          <table:table-cell/>
          <table:table-cell office:value-type="float" office:value="16">
            <text:p>16</text:p>
          </table:table-cell>
          <table:table-cell table:formula="of:=[.E44]" office:value-type="float" office:value="0.798047">
            <text:p>0.798047</text:p>
          </table:table-cell>
          <table:table-cell table:formula="of:=[.E45]" office:value-type="float" office:value="0.959611">
            <text:p>0.959611</text:p>
          </table:table-cell>
          <table:table-cell table:formula="of:=[.E46]" office:value-type="float" office:value="0.848753">
            <text:p>0.848753</text:p>
          </table:table-cell>
          <table:table-cell table:formula="of:=[.E47]" office:value-type="float" office:value="0.843671">
            <text:p>0.843671</text:p>
          </table:table-cell>
          <table:table-cell table:formula="of:=[.E48]" office:value-type="float" office:value="0.864191">
            <text:p>0.864191</text:p>
          </table:table-cell>
        </table:table-row>
        <table:table-row table:style-name="ro1">
          <table:table-cell table:style-name="ce1" office:value-type="string">
            <text:p>Direct</text:p>
          </table:table-cell>
          <table:table-cell office:value-type="float" office:value="0.12909">
            <text:p>0.12909</text:p>
          </table:table-cell>
          <table:table-cell office:value-type="float" office:value="0.14774">
            <text:p>0.14774</text:p>
          </table:table-cell>
          <table:table-cell office:value-type="float" office:value="20.2">
            <text:p>20.2</text:p>
          </table:table-cell>
          <table:table-cell table:formula="of:=[.B31] + [.C31]*[.D31]" office:value-type="float" office:value="3.113438">
            <text:p>3.113438</text:p>
          </table:table-cell>
          <table:table-cell/>
          <table:table-cell office:value-type="float" office:value="17">
            <text:p>17</text:p>
          </table:table-cell>
          <table:table-cell table:formula="of:=[.E81]" office:value-type="float" office:value="0.84405">
            <text:p>0.84405</text:p>
          </table:table-cell>
          <table:table-cell table:formula="of:=[.E82]" office:value-type="float" office:value="1.019866">
            <text:p>1.019866</text:p>
          </table:table-cell>
          <table:table-cell table:formula="of:=[.E83]" office:value-type="float" office:value="0.897783">
            <text:p>0.897783</text:p>
          </table:table-cell>
          <table:table-cell table:formula="of:=[.E84]" office:value-type="float" office:value="0.901844">
            <text:p>0.901844</text:p>
          </table:table-cell>
          <table:table-cell table:formula="of:=[.E85]" office:value-type="float" office:value="0.9228">
            <text:p>0.92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61691">
            <text:p>0.161691</text:p>
          </table:table-cell>
          <table:table-cell office:value-type="float" office:value="0.10714">
            <text:p>0.10714</text:p>
          </table:table-cell>
          <table:table-cell office:value-type="float" office:value="20.2">
            <text:p>20.2</text:p>
          </table:table-cell>
          <table:table-cell table:formula="of:=[.B32] + [.C32]*[.D32]" office:value-type="float" office:value="2.325919">
            <text:p>2.325919</text:p>
          </table:table-cell>
          <table:table-cell/>
          <table:table-cell office:value-type="float" office:value="18">
            <text:p>18</text:p>
          </table:table-cell>
          <table:table-cell table:formula="of:=[.E52]" office:value-type="float" office:value="0.917573">
            <text:p>0.917573</text:p>
          </table:table-cell>
          <table:table-cell table:formula="of:=[.E53]" office:value-type="float" office:value="0.96578">
            <text:p>0.96578</text:p>
          </table:table-cell>
          <table:table-cell table:formula="of:=[.E54]" office:value-type="float" office:value="0.967897">
            <text:p>0.967897</text:p>
          </table:table-cell>
          <table:table-cell table:formula="of:=[.E55]" office:value-type="float" office:value="0.979249">
            <text:p>0.979249</text:p>
          </table:table-cell>
          <table:table-cell table:formula="of:=[.E56]" office:value-type="float" office:value="0.980489">
            <text:p>0.9804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54496">
            <text:p>0.154496</text:p>
          </table:table-cell>
          <table:table-cell office:value-type="float" office:value="0.09622">
            <text:p>0.09622</text:p>
          </table:table-cell>
          <table:table-cell office:value-type="float" office:value="20.2">
            <text:p>20.2</text:p>
          </table:table-cell>
          <table:table-cell table:formula="of:=[.B33] + [.C33]*[.D33]" office:value-type="float" office:value="2.09814">
            <text:p>2.09814</text:p>
          </table:table-cell>
          <table:table-cell/>
          <table:table-cell office:value-type="float" office:value="19">
            <text:p>19</text:p>
          </table:table-cell>
          <table:table-cell table:formula="of:=[.E95]" office:value-type="float" office:value="0.997292">
            <text:p>0.997292</text:p>
          </table:table-cell>
          <table:table-cell table:formula="of:=[.E96]" office:value-type="float" office:value="1.085419">
            <text:p>1.085419</text:p>
          </table:table-cell>
          <table:table-cell table:formula="of:=[.E97]" office:value-type="float" office:value="1.089308">
            <text:p>1.089308</text:p>
          </table:table-cell>
          <table:table-cell table:formula="of:=[.E98]" office:value-type="float" office:value="1.085982">
            <text:p>1.085982</text:p>
          </table:table-cell>
          <table:table-cell table:formula="of:=[.E99]" office:value-type="float" office:value="1.099741">
            <text:p>1.09974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80686">
            <text:p>0.180686</text:p>
          </table:table-cell>
          <table:table-cell office:value-type="float" office:value="0.09069">
            <text:p>0.09069</text:p>
          </table:table-cell>
          <table:table-cell office:value-type="float" office:value="20.2">
            <text:p>20.2</text:p>
          </table:table-cell>
          <table:table-cell table:formula="of:=[.B34] + [.C34]*[.D34]" office:value-type="float" office:value="2.012624">
            <text:p>2.012624</text:p>
          </table:table-cell>
          <table:table-cell/>
          <table:table-cell office:value-type="float" office:value="20">
            <text:p>20</text:p>
          </table:table-cell>
          <table:table-cell table:formula="of:=[.E88]" office:value-type="float" office:value="1.110038">
            <text:p>1.110038</text:p>
          </table:table-cell>
          <table:table-cell table:formula="of:=[.E89]" office:value-type="float" office:value="1.221348">
            <text:p>1.221348</text:p>
          </table:table-cell>
          <table:table-cell table:formula="of:=[.E90]" office:value-type="float" office:value="1.22761">
            <text:p>1.22761</text:p>
          </table:table-cell>
          <table:table-cell table:formula="of:=[.E91]" office:value-type="float" office:value="1.221171">
            <text:p>1.221171</text:p>
          </table:table-cell>
          <table:table-cell table:formula="of:=[.E92]" office:value-type="float" office:value="1.227383">
            <text:p>1.22738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ache Size: 14</text:p>
          </table:table-cell>
          <table:table-cell office:value-type="string">
            <text:p>Hit Time L1</text:p>
          </table:table-cell>
          <table:table-cell office:value-type="string">
            <text:p>L1 Miss Rate</text:p>
          </table:table-cell>
          <table:table-cell office:value-type="string">
            <text:p>Miss Penalty</text:p>
          </table:table-cell>
          <table:table-cell table:number-columns-repeated="8"/>
        </table:table-row>
        <table:table-row table:style-name="ro1">
          <table:table-cell table:style-name="ce1" office:value-type="string">
            <text:p>Full Way</text:p>
          </table:table-cell>
          <table:table-cell office:value-type="float" office:value="0.205608">
            <text:p>0.205608</text:p>
          </table:table-cell>
          <table:table-cell office:value-type="float" office:value="0.02634">
            <text:p>0.02634</text:p>
          </table:table-cell>
          <table:table-cell office:value-type="float" office:value="20.2">
            <text:p>20.2</text:p>
          </table:table-cell>
          <table:table-cell table:formula="of:=[.B37] + [.C37]*[.D37]" office:value-type="float" office:value="0.737676">
            <text:p>0.73767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Direct</text:p>
          </table:table-cell>
          <table:table-cell office:value-type="float" office:value="0.198417">
            <text:p>0.198417</text:p>
          </table:table-cell>
          <table:table-cell office:value-type="float" office:value="0.04609">
            <text:p>0.04609</text:p>
          </table:table-cell>
          <table:table-cell office:value-type="float" office:value="20.2">
            <text:p>20.2</text:p>
          </table:table-cell>
          <table:table-cell table:formula="of:=[.B38] + [.C38]*[.D38]" office:value-type="float" office:value="1.129435">
            <text:p>1.12943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3917">
            <text:p>0.223917</text:p>
          </table:table-cell>
          <table:table-cell office:value-type="float" office:value="0.03384">
            <text:p>0.03384</text:p>
          </table:table-cell>
          <table:table-cell office:value-type="float" office:value="20.2">
            <text:p>20.2</text:p>
          </table:table-cell>
          <table:table-cell table:formula="of:=[.B39] + [.C39]*[.D39]" office:value-type="float" office:value="0.907485">
            <text:p>0.907485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33936">
            <text:p>0.233936</text:p>
          </table:table-cell>
          <table:table-cell office:value-type="float" office:value="0.02832">
            <text:p>0.02832</text:p>
          </table:table-cell>
          <table:table-cell office:value-type="float" office:value="20.2">
            <text:p>20.2</text:p>
          </table:table-cell>
          <table:table-cell table:formula="of:=[.B40] + [.C40]*[.D40]" office:value-type="float" office:value="0.806">
            <text:p>0.806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54354">
            <text:p>0.254354</text:p>
          </table:table-cell>
          <table:table-cell office:value-type="float" office:value="0.02774">
            <text:p>0.02774</text:p>
          </table:table-cell>
          <table:table-cell office:value-type="float" office:value="20.2">
            <text:p>20.2</text:p>
          </table:table-cell>
          <table:table-cell table:formula="of:=[.B41] + [.C41]*[.D41]" office:value-type="float" office:value="0.814702">
            <text:p>0.81470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ache Size: 16</text:p>
          </table:table-cell>
          <table:table-cell office:value-type="string">
            <text:p>Hit Time L1</text:p>
          </table:table-cell>
          <table:table-cell office:value-type="string">
            <text:p>L1 Miss Rate</text:p>
          </table:table-cell>
          <table:table-cell office:value-type="string">
            <text:p>Miss Penalty</text:p>
          </table:table-cell>
          <table:table-cell table:number-columns-repeated="8"/>
        </table:table-row>
        <table:table-row table:style-name="ro1">
          <table:table-cell table:style-name="ce1" office:value-type="string">
            <text:p>Full Way</text:p>
          </table:table-cell>
          <table:table-cell office:value-type="float" office:value="0.276281">
            <text:p>0.276281</text:p>
          </table:table-cell>
          <table:table-cell office:value-type="float" office:value="0.02583">
            <text:p>0.02583</text:p>
          </table:table-cell>
          <table:table-cell office:value-type="float" office:value="20.2">
            <text:p>20.2</text:p>
          </table:table-cell>
          <table:table-cell table:formula="of:=[.B44] + [.C44]*[.D44]" office:value-type="float" office:value="0.798047">
            <text:p>0.79804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Direct</text:p>
          </table:table-cell>
          <table:table-cell office:value-type="float" office:value="0.294627">
            <text:p>0.294627</text:p>
          </table:table-cell>
          <table:table-cell office:value-type="float" office:value="0.03292">
            <text:p>0.03292</text:p>
          </table:table-cell>
          <table:table-cell office:value-type="float" office:value="20.2">
            <text:p>20.2</text:p>
          </table:table-cell>
          <table:table-cell table:formula="of:=[.B45] + [.C45]*[.D45]" office:value-type="float" office:value="0.959611">
            <text:p>0.959611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00727">
            <text:p>0.300727</text:p>
          </table:table-cell>
          <table:table-cell office:value-type="float" office:value="0.02713">
            <text:p>0.02713</text:p>
          </table:table-cell>
          <table:table-cell office:value-type="float" office:value="20.2">
            <text:p>20.2</text:p>
          </table:table-cell>
          <table:table-cell table:formula="of:=[.B46] + [.C46]*[.D46]" office:value-type="float" office:value="0.848753">
            <text:p>0.84875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19481">
            <text:p>0.319481</text:p>
          </table:table-cell>
          <table:table-cell office:value-type="float" office:value="0.02595">
            <text:p>0.02595</text:p>
          </table:table-cell>
          <table:table-cell office:value-type="float" office:value="20.2">
            <text:p>20.2</text:p>
          </table:table-cell>
          <table:table-cell table:formula="of:=[.B47] + [.C47]*[.D47]" office:value-type="float" office:value="0.843671">
            <text:p>0.843671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41213">
            <text:p>0.341213</text:p>
          </table:table-cell>
          <table:table-cell office:value-type="float" office:value="0.02589">
            <text:p>0.02589</text:p>
          </table:table-cell>
          <table:table-cell office:value-type="float" office:value="20.2">
            <text:p>20.2</text:p>
          </table:table-cell>
          <table:table-cell table:formula="of:=[.B48] + [.C48]*[.D48]" office:value-type="float" office:value="0.864191">
            <text:p>0.864191</text:p>
          </table:table-cell>
          <table:table-cell table:number-columns-repeated="7"/>
        </table:table-row>
        <table:table-row table:style-name="ro1">
          <table:table-cell/>
          <table:table-cell table:number-columns-repeated="3"/>
          <table:table-cell table:formula="of:=[.B49] + [.C49]*[.D49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3"/>
          <table:table-cell table:formula="of:=[.B50] + [.C50]*[.D50]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Cache Size: 18</text:p>
          </table:table-cell>
          <table:table-cell office:value-type="string">
            <text:p>Hit Time L1</text:p>
          </table:table-cell>
          <table:table-cell office:value-type="string">
            <text:p>L1 Miss Rate</text:p>
          </table:table-cell>
          <table:table-cell office:value-type="string">
            <text:p>Miss Penalty</text:p>
          </table:table-cell>
          <table:table-cell table:number-columns-repeated="8"/>
        </table:table-row>
        <table:table-row table:style-name="ro1">
          <table:table-cell table:style-name="ce1" office:value-type="string">
            <text:p>Full Way</text:p>
          </table:table-cell>
          <table:table-cell office:value-type="float" office:value="0.396009">
            <text:p>0.396009</text:p>
          </table:table-cell>
          <table:table-cell office:value-type="float" office:value="0.02582">
            <text:p>0.02582</text:p>
          </table:table-cell>
          <table:table-cell office:value-type="float" office:value="20.2">
            <text:p>20.2</text:p>
          </table:table-cell>
          <table:table-cell table:formula="of:=[.B52] + [.C52]*[.D52]" office:value-type="float" office:value="0.917573">
            <text:p>0.917573</text:p>
          </table:table-cell>
          <table:table-cell table:number-columns-repeated="7"/>
        </table:table-row>
        <table:table-row table:style-name="ro1">
          <table:table-cell table:style-name="ce1" office:value-type="string">
            <text:p>Direct</text:p>
          </table:table-cell>
          <table:table-cell office:value-type="float" office:value="0.443812">
            <text:p>0.443812</text:p>
          </table:table-cell>
          <table:table-cell office:value-type="float" office:value="0.02584">
            <text:p>0.02584</text:p>
          </table:table-cell>
          <table:table-cell office:value-type="float" office:value="20.2">
            <text:p>20.2</text:p>
          </table:table-cell>
          <table:table-cell table:formula="of:=[.B53] + [.C53]*[.D53]" office:value-type="float" office:value="0.96578">
            <text:p>0.96578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45929">
            <text:p>0.445929</text:p>
          </table:table-cell>
          <table:table-cell office:value-type="float" office:value="0.02584">
            <text:p>0.02584</text:p>
          </table:table-cell>
          <table:table-cell office:value-type="float" office:value="20.2">
            <text:p>20.2</text:p>
          </table:table-cell>
          <table:table-cell table:formula="of:=[.B54] + [.C54]*[.D54]" office:value-type="float" office:value="0.967897">
            <text:p>0.967897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57685">
            <text:p>0.457685</text:p>
          </table:table-cell>
          <table:table-cell office:value-type="float" office:value="0.02582">
            <text:p>0.02582</text:p>
          </table:table-cell>
          <table:table-cell office:value-type="float" office:value="20.2">
            <text:p>20.2</text:p>
          </table:table-cell>
          <table:table-cell table:formula="of:=[.B55] + [.C55]*[.D55]" office:value-type="float" office:value="0.979249">
            <text:p>0.979249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458925">
            <text:p>0.458925</text:p>
          </table:table-cell>
          <table:table-cell office:value-type="float" office:value="0.02582">
            <text:p>0.02582</text:p>
          </table:table-cell>
          <table:table-cell office:value-type="float" office:value="20.2">
            <text:p>20.2</text:p>
          </table:table-cell>
          <table:table-cell table:formula="of:=[.B56] + [.C56]*[.D56]" office:value-type="float" office:value="0.980489">
            <text:p>0.980489</text:p>
          </table:table-cell>
          <table:table-cell table:number-columns-repeated="7"/>
        </table:table-row>
        <table:table-row table:style-name="ro1">
          <table:table-cell/>
          <table:table-cell table:number-columns-repeated="3"/>
          <table:table-cell table:formula="of:=[.B57] + [.C57]*[.D57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3"/>
          <table:table-cell table:formula="of:=[.B58] + [.C58]*[.D58]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Cache Size: 12</text:p>
          </table:table-cell>
          <table:table-cell office:value-type="string">
            <text:p>Hit Time L1</text:p>
          </table:table-cell>
          <table:table-cell office:value-type="string">
            <text:p>L1 Miss Rate</text:p>
          </table:table-cell>
          <table:table-cell office:value-type="string">
            <text:p>Miss Penalty</text:p>
          </table:table-cell>
          <table:table-cell table:number-columns-repeated="8"/>
        </table:table-row>
        <table:table-row table:style-name="ro1">
          <table:table-cell table:style-name="ce1" office:value-type="string">
            <text:p>Full Way</text:p>
          </table:table-cell>
          <table:table-cell office:value-type="float" office:value="0.182948">
            <text:p>0.182948</text:p>
          </table:table-cell>
          <table:table-cell office:value-type="float" office:value="0.0494">
            <text:p>0.0494</text:p>
          </table:table-cell>
          <table:table-cell office:value-type="float" office:value="20.2">
            <text:p>20.2</text:p>
          </table:table-cell>
          <table:table-cell table:formula="of:=[.B60] + [.C60]*[.D60]" office:value-type="float" office:value="1.180828">
            <text:p>1.180828</text:p>
          </table:table-cell>
          <table:table-cell table:number-columns-repeated="7"/>
        </table:table-row>
        <table:table-row table:style-name="ro1">
          <table:table-cell table:style-name="ce1" office:value-type="string">
            <text:p>Direct</text:p>
          </table:table-cell>
          <table:table-cell office:value-type="float" office:value="0.147005">
            <text:p>0.147005</text:p>
          </table:table-cell>
          <table:table-cell office:value-type="float" office:value="0.10017">
            <text:p>0.10017</text:p>
          </table:table-cell>
          <table:table-cell office:value-type="float" office:value="20.2">
            <text:p>20.2</text:p>
          </table:table-cell>
          <table:table-cell table:formula="of:=[.B61] + [.C61]*[.D61]" office:value-type="float" office:value="2.170439">
            <text:p>2.170439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81131">
            <text:p>0.181131</text:p>
          </table:table-cell>
          <table:table-cell office:value-type="float" office:value="0.07528">
            <text:p>0.07528</text:p>
          </table:table-cell>
          <table:table-cell office:value-type="float" office:value="20.2">
            <text:p>20.2</text:p>
          </table:table-cell>
          <table:table-cell table:formula="of:=[.B62] + [.C62]*[.D62]" office:value-type="float" office:value="1.701787">
            <text:p>1.701787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85685">
            <text:p>0.185685</text:p>
          </table:table-cell>
          <table:table-cell office:value-type="float" office:value="0.05992">
            <text:p>0.05992</text:p>
          </table:table-cell>
          <table:table-cell office:value-type="float" office:value="20.2">
            <text:p>20.2</text:p>
          </table:table-cell>
          <table:table-cell table:formula="of:=[.B63] + [.C63]*[.D63]" office:value-type="float" office:value="1.396069">
            <text:p>1.396069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89065">
            <text:p>0.189065</text:p>
          </table:table-cell>
          <table:table-cell office:value-type="float" office:value="0.05365">
            <text:p>0.05365</text:p>
          </table:table-cell>
          <table:table-cell office:value-type="float" office:value="20.2">
            <text:p>20.2</text:p>
          </table:table-cell>
          <table:table-cell table:formula="of:=[.B64] + [.C64]*[.D64]" office:value-type="float" office:value="1.272795">
            <text:p>1.272795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ache Size: 13</text:p>
          </table:table-cell>
          <table:table-cell office:value-type="string">
            <text:p>Hit Time L1</text:p>
          </table:table-cell>
          <table:table-cell office:value-type="string">
            <text:p>L1 Miss Rate</text:p>
          </table:table-cell>
          <table:table-cell office:value-type="string">
            <text:p>Miss Penalty</text:p>
          </table:table-cell>
          <table:table-cell table:number-columns-repeated="8"/>
        </table:table-row>
        <table:table-row table:style-name="ro1">
          <table:table-cell table:style-name="ce1" office:value-type="string">
            <text:p>Full Way</text:p>
          </table:table-cell>
          <table:table-cell office:value-type="float" office:value="0.198581">
            <text:p>0.198581</text:p>
          </table:table-cell>
          <table:table-cell office:value-type="float" office:value="0.03912">
            <text:p>0.03912</text:p>
          </table:table-cell>
          <table:table-cell office:value-type="float" office:value="20.2">
            <text:p>20.2</text:p>
          </table:table-cell>
          <table:table-cell table:formula="of:=[.B67] + [.C67]*[.D67]" office:value-type="float" office:value="0.988805">
            <text:p>0.988805</text:p>
          </table:table-cell>
          <table:table-cell table:number-columns-repeated="7"/>
        </table:table-row>
        <table:table-row table:style-name="ro1">
          <table:table-cell table:style-name="ce1" office:value-type="string">
            <text:p>Direct</text:p>
          </table:table-cell>
          <table:table-cell office:value-type="float" office:value="0.16383">
            <text:p>0.16383</text:p>
          </table:table-cell>
          <table:table-cell office:value-type="float" office:value="0.067">
            <text:p>0.067</text:p>
          </table:table-cell>
          <table:table-cell office:value-type="float" office:value="20.2">
            <text:p>20.2</text:p>
          </table:table-cell>
          <table:table-cell table:formula="of:=[.B68] + [.C68]*[.D68]" office:value-type="float" office:value="1.51723">
            <text:p>1.5172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94195">
            <text:p>0.194195</text:p>
          </table:table-cell>
          <table:table-cell office:value-type="float" office:value="0.04734">
            <text:p>0.04734</text:p>
          </table:table-cell>
          <table:table-cell office:value-type="float" office:value="20.2">
            <text:p>20.2</text:p>
          </table:table-cell>
          <table:table-cell table:formula="of:=[.B69] + [.C69]*[.D69]" office:value-type="float" office:value="1.150463">
            <text:p>1.15046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11173">
            <text:p>0.211173</text:p>
          </table:table-cell>
          <table:table-cell office:value-type="float" office:value="0.04247">
            <text:p>0.04247</text:p>
          </table:table-cell>
          <table:table-cell office:value-type="float" office:value="20.2">
            <text:p>20.2</text:p>
          </table:table-cell>
          <table:table-cell table:formula="of:=[.B70] + [.C70]*[.D70]" office:value-type="float" office:value="1.069067">
            <text:p>1.069067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12911">
            <text:p>0.212911</text:p>
          </table:table-cell>
          <table:table-cell office:value-type="float" office:value="0.03954">
            <text:p>0.03954</text:p>
          </table:table-cell>
          <table:table-cell office:value-type="float" office:value="20.2">
            <text:p>20.2</text:p>
          </table:table-cell>
          <table:table-cell table:formula="of:=[.B71] + [.C71]*[.D71]" office:value-type="float" office:value="1.011619">
            <text:p>1.01161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ache Size: 15</text:p>
          </table:table-cell>
          <table:table-cell office:value-type="string">
            <text:p>Hit Time L1</text:p>
          </table:table-cell>
          <table:table-cell office:value-type="string">
            <text:p>L1 Miss Rate</text:p>
          </table:table-cell>
          <table:table-cell office:value-type="string">
            <text:p>Miss Penalty</text:p>
          </table:table-cell>
          <table:table-cell table:number-columns-repeated="8"/>
        </table:table-row>
        <table:table-row table:style-name="ro1">
          <table:table-cell table:style-name="ce1" office:value-type="string">
            <text:p>Full Way</text:p>
          </table:table-cell>
          <table:table-cell office:value-type="float" office:value="0.22474">
            <text:p>0.22474</text:p>
          </table:table-cell>
          <table:table-cell office:value-type="float" office:value="0.02624">
            <text:p>0.02624</text:p>
          </table:table-cell>
          <table:table-cell office:value-type="float" office:value="20.2">
            <text:p>20.2</text:p>
          </table:table-cell>
          <table:table-cell table:formula="of:=[.B74] + [.C74]*[.D74]" office:value-type="float" office:value="0.754788">
            <text:p>0.754788</text:p>
          </table:table-cell>
          <table:table-cell table:number-columns-repeated="7"/>
        </table:table-row>
        <table:table-row table:style-name="ro1">
          <table:table-cell table:style-name="ce1" office:value-type="string">
            <text:p>Direct</text:p>
          </table:table-cell>
          <table:table-cell office:value-type="float" office:value="0.233353">
            <text:p>0.233353</text:p>
          </table:table-cell>
          <table:table-cell office:value-type="float" office:value="0.03768">
            <text:p>0.03768</text:p>
          </table:table-cell>
          <table:table-cell office:value-type="float" office:value="20.2">
            <text:p>20.2</text:p>
          </table:table-cell>
          <table:table-cell table:formula="of:=[.B75] + [.C75]*[.D75]" office:value-type="float" office:value="0.994489">
            <text:p>0.994489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62446">
            <text:p>0.262446</text:p>
          </table:table-cell>
          <table:table-cell office:value-type="float" office:value="0.02881">
            <text:p>0.02881</text:p>
          </table:table-cell>
          <table:table-cell office:value-type="float" office:value="20.2">
            <text:p>20.2</text:p>
          </table:table-cell>
          <table:table-cell table:formula="of:=[.B76] + [.C76]*[.D76]" office:value-type="float" office:value="0.844408">
            <text:p>0.844408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7125">
            <text:p>0.27125</text:p>
          </table:table-cell>
          <table:table-cell office:value-type="float" office:value="0.0264">
            <text:p>0.0264</text:p>
          </table:table-cell>
          <table:table-cell office:value-type="float" office:value="20.2">
            <text:p>20.2</text:p>
          </table:table-cell>
          <table:table-cell table:formula="of:=[.B77] + [.C77]*[.D77]" office:value-type="float" office:value="0.80453">
            <text:p>0.80453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88511">
            <text:p>0.288511</text:p>
          </table:table-cell>
          <table:table-cell office:value-type="float" office:value="0.02625">
            <text:p>0.02625</text:p>
          </table:table-cell>
          <table:table-cell office:value-type="float" office:value="20.2">
            <text:p>20.2</text:p>
          </table:table-cell>
          <table:table-cell table:formula="of:=[.B78] + [.C78]*[.D78]" office:value-type="float" office:value="0.818761">
            <text:p>0.81876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ache Size: 17</text:p>
          </table:table-cell>
          <table:table-cell office:value-type="string">
            <text:p>Hit Time L1</text:p>
          </table:table-cell>
          <table:table-cell office:value-type="string">
            <text:p>L1 Miss Rate</text:p>
          </table:table-cell>
          <table:table-cell office:value-type="string">
            <text:p>Miss Penalty</text:p>
          </table:table-cell>
          <table:table-cell table:number-columns-repeated="8"/>
        </table:table-row>
        <table:table-row table:style-name="ro1">
          <table:table-cell table:style-name="ce1" office:value-type="string">
            <text:p>Full Way</text:p>
          </table:table-cell>
          <table:table-cell office:value-type="float" office:value="0.322486">
            <text:p>0.322486</text:p>
          </table:table-cell>
          <table:table-cell office:value-type="float" office:value="0.02582">
            <text:p>0.02582</text:p>
          </table:table-cell>
          <table:table-cell office:value-type="float" office:value="20.2">
            <text:p>20.2</text:p>
          </table:table-cell>
          <table:table-cell table:formula="of:=[.B81] + [.C81]*[.D81]" office:value-type="float" office:value="0.84405">
            <text:p>0.84405</text:p>
          </table:table-cell>
          <table:table-cell table:number-columns-repeated="7"/>
        </table:table-row>
        <table:table-row table:style-name="ro1">
          <table:table-cell table:style-name="ce1" office:value-type="string">
            <text:p>Direct</text:p>
          </table:table-cell>
          <table:table-cell office:value-type="float" office:value="0.3668">
            <text:p>0.3668</text:p>
          </table:table-cell>
          <table:table-cell office:value-type="float" office:value="0.03233">
            <text:p>0.03233</text:p>
          </table:table-cell>
          <table:table-cell office:value-type="float" office:value="20.2">
            <text:p>20.2</text:p>
          </table:table-cell>
          <table:table-cell table:formula="of:=[.B82] + [.C82]*[.D82]" office:value-type="float" office:value="1.019866">
            <text:p>1.01986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74603">
            <text:p>0.374603</text:p>
          </table:table-cell>
          <table:table-cell office:value-type="float" office:value="0.0259">
            <text:p>0.0259</text:p>
          </table:table-cell>
          <table:table-cell office:value-type="float" office:value="20.2">
            <text:p>20.2</text:p>
          </table:table-cell>
          <table:table-cell table:formula="of:=[.B83] + [.C83]*[.D83]" office:value-type="float" office:value="0.897783">
            <text:p>0.89778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8028">
            <text:p>0.38028</text:p>
          </table:table-cell>
          <table:table-cell office:value-type="float" office:value="0.02582">
            <text:p>0.02582</text:p>
          </table:table-cell>
          <table:table-cell office:value-type="float" office:value="20.2">
            <text:p>20.2</text:p>
          </table:table-cell>
          <table:table-cell table:formula="of:=[.B84] + [.C84]*[.D84]" office:value-type="float" office:value="0.901844">
            <text:p>0.901844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401236">
            <text:p>0.401236</text:p>
          </table:table-cell>
          <table:table-cell office:value-type="float" office:value="0.02582">
            <text:p>0.02582</text:p>
          </table:table-cell>
          <table:table-cell office:value-type="float" office:value="20.2">
            <text:p>20.2</text:p>
          </table:table-cell>
          <table:table-cell table:formula="of:=[.B85] + [.C85]*[.D85]" office:value-type="float" office:value="0.9228">
            <text:p>0.92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ache Size: 20</text:p>
          </table:table-cell>
          <table:table-cell office:value-type="string">
            <text:p>Hit Time L1</text:p>
          </table:table-cell>
          <table:table-cell office:value-type="string">
            <text:p>L1 Miss Rate</text:p>
          </table:table-cell>
          <table:table-cell office:value-type="string">
            <text:p>Miss Penalty</text:p>
          </table:table-cell>
          <table:table-cell table:number-columns-repeated="8"/>
        </table:table-row>
        <table:table-row table:style-name="ro1">
          <table:table-cell table:style-name="ce1" office:value-type="string">
            <text:p>Full Way</text:p>
          </table:table-cell>
          <table:table-cell office:value-type="float" office:value="0.588474">
            <text:p>0.588474</text:p>
          </table:table-cell>
          <table:table-cell office:value-type="float" office:value="0.02582">
            <text:p>0.02582</text:p>
          </table:table-cell>
          <table:table-cell office:value-type="float" office:value="20.2">
            <text:p>20.2</text:p>
          </table:table-cell>
          <table:table-cell table:formula="of:=[.B88] + [.C88]*[.D88]" office:value-type="float" office:value="1.110038">
            <text:p>1.110038</text:p>
          </table:table-cell>
          <table:table-cell table:number-columns-repeated="7"/>
        </table:table-row>
        <table:table-row table:style-name="ro1">
          <table:table-cell table:style-name="ce1" office:value-type="string">
            <text:p>Direct</text:p>
          </table:table-cell>
          <table:table-cell office:value-type="float" office:value="0.69938">
            <text:p>0.69938</text:p>
          </table:table-cell>
          <table:table-cell office:value-type="float" office:value="0.02584">
            <text:p>0.02584</text:p>
          </table:table-cell>
          <table:table-cell office:value-type="float" office:value="20.2">
            <text:p>20.2</text:p>
          </table:table-cell>
          <table:table-cell table:formula="of:=[.B89] + [.C89]*[.D89]" office:value-type="float" office:value="1.221348">
            <text:p>1.221348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06046">
            <text:p>0.706046</text:p>
          </table:table-cell>
          <table:table-cell office:value-type="float" office:value="0.02582">
            <text:p>0.02582</text:p>
          </table:table-cell>
          <table:table-cell office:value-type="float" office:value="20.2">
            <text:p>20.2</text:p>
          </table:table-cell>
          <table:table-cell table:formula="of:=[.B90] + [.C90]*[.D90]" office:value-type="float" office:value="1.22761">
            <text:p>1.22761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99607">
            <text:p>0.699607</text:p>
          </table:table-cell>
          <table:table-cell office:value-type="float" office:value="0.02582">
            <text:p>0.02582</text:p>
          </table:table-cell>
          <table:table-cell office:value-type="float" office:value="20.2">
            <text:p>20.2</text:p>
          </table:table-cell>
          <table:table-cell table:formula="of:=[.B91] + [.C91]*[.D91]" office:value-type="float" office:value="1.221171">
            <text:p>1.221171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05819">
            <text:p>0.705819</text:p>
          </table:table-cell>
          <table:table-cell office:value-type="float" office:value="0.02582">
            <text:p>0.02582</text:p>
          </table:table-cell>
          <table:table-cell office:value-type="float" office:value="20.2">
            <text:p>20.2</text:p>
          </table:table-cell>
          <table:table-cell table:formula="of:=[.B92] + [.C92]*[.D92]" office:value-type="float" office:value="1.227383">
            <text:p>1.22738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ache Size: 19</text:p>
          </table:table-cell>
          <table:table-cell office:value-type="string">
            <text:p>Hit Time L1</text:p>
          </table:table-cell>
          <table:table-cell office:value-type="string">
            <text:p>L1 Miss Rate</text:p>
          </table:table-cell>
          <table:table-cell office:value-type="string">
            <text:p>Miss Penalty</text:p>
          </table:table-cell>
          <table:table-cell table:number-columns-repeated="8"/>
        </table:table-row>
        <table:table-row table:style-name="ro1">
          <table:table-cell table:style-name="ce1" office:value-type="string">
            <text:p>Full Way</text:p>
          </table:table-cell>
          <table:table-cell office:value-type="float" office:value="0.475728">
            <text:p>0.475728</text:p>
          </table:table-cell>
          <table:table-cell office:value-type="float" office:value="0.02582">
            <text:p>0.02582</text:p>
          </table:table-cell>
          <table:table-cell office:value-type="float" office:value="20.2">
            <text:p>20.2</text:p>
          </table:table-cell>
          <table:table-cell table:formula="of:=[.B95] + [.C95]*[.D95]" office:value-type="float" office:value="0.997292">
            <text:p>0.997292</text:p>
          </table:table-cell>
          <table:table-cell table:number-columns-repeated="7"/>
        </table:table-row>
        <table:table-row table:style-name="ro1">
          <table:table-cell table:style-name="ce1" office:value-type="string">
            <text:p>Direct</text:p>
          </table:table-cell>
          <table:table-cell office:value-type="float" office:value="0.563451">
            <text:p>0.563451</text:p>
          </table:table-cell>
          <table:table-cell office:value-type="float" office:value="0.02584">
            <text:p>0.02584</text:p>
          </table:table-cell>
          <table:table-cell office:value-type="float" office:value="20.2">
            <text:p>20.2</text:p>
          </table:table-cell>
          <table:table-cell table:formula="of:=[.B96] + [.C96]*[.D96]" office:value-type="float" office:value="1.085419">
            <text:p>1.085419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67744">
            <text:p>0.567744</text:p>
          </table:table-cell>
          <table:table-cell office:value-type="float" office:value="0.02582">
            <text:p>0.02582</text:p>
          </table:table-cell>
          <table:table-cell office:value-type="float" office:value="20.2">
            <text:p>20.2</text:p>
          </table:table-cell>
          <table:table-cell table:formula="of:=[.B97] + [.C97]*[.D97]" office:value-type="float" office:value="1.089308">
            <text:p>1.089308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64418">
            <text:p>0.564418</text:p>
          </table:table-cell>
          <table:table-cell office:value-type="float" office:value="0.02582">
            <text:p>0.02582</text:p>
          </table:table-cell>
          <table:table-cell office:value-type="float" office:value="20.2">
            <text:p>20.2</text:p>
          </table:table-cell>
          <table:table-cell table:formula="of:=[.B98] + [.C98]*[.D98]" office:value-type="float" office:value="1.085982">
            <text:p>1.085982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78177">
            <text:p>0.578177</text:p>
          </table:table-cell>
          <table:table-cell office:value-type="float" office:value="0.02582">
            <text:p>0.02582</text:p>
          </table:table-cell>
          <table:table-cell office:value-type="float" office:value="20.2">
            <text:p>20.2</text:p>
          </table:table-cell>
          <table:table-cell table:formula="of:=[.B99] + [.C99]*[.D99]" office:value-type="float" office:value="1.099741">
            <text:p>1.099741</text:p>
          </table:table-cell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3/05/2012</text:date>, <text:time>10:0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nawira Kotyad</meta:initial-creator>
    <meta:creation-date>2012-03-02T22:15:44</meta:creation-date>
    <dc:date>2012-03-05T10:06:48</dc:date>
    <dc:creator>Munawira Kotyad</dc:creator>
    <meta:editing-duration>PT21H52M57S</meta:editing-duration>
    <meta:editing-cycles>8</meta:editing-cycles>
    <meta:generator>LibreOffice/3.4$Unix LibreOffice_project/340m1$Build-402</meta:generator>
    <meta:document-statistic meta:table-count="3" meta:cell-count="5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1cm" svg:y="0.291cm" chart:style-name="ch2">
          <text:p>L1 Miss Rate vs log2(Cache Size )</text:p>
        </chart:title>
        <chart:subtitle svg:x="5.8cm" svg:y="1.275cm" chart:style-name="ch3">
          <text:p>For varying Associativity</text:p>
        </chart:subtitle>
        <chart:legend chart:legend-position="end" svg:x="12.433cm" svg:y="3.205cm" style:legend-expansion="high" chart:style-name="ch4"/>
        <chart:plot-area chart:style-name="ch5" table:cell-range-address="Sheet1.A4:Sheet1.F14 Sheet1.B3:Sheet1.F3" chart:data-source-has-labels="row" svg:x="1.331cm" svg:y="2.318cm" svg:width="10.462cm" svg:height="5.521cm">
          <chartooo:coordinate-region svg:x="2.243cm" svg:y="2.517cm" svg:width="9.363cm" svg:height="4.675cm"/>
          <chart:axis chart:dimension="x" chart:name="primary-x" chart:style-name="ch6">
            <chart:title svg:x="5.235cm" svg:y="8.019cm" chart:style-name="ch7">
              <text:p>Log2(CacheSize)</text:p>
            </chart:title>
          </chart:axis>
          <chart:axis chart:dimension="y" chart:name="primary-y" chart:style-name="ch6">
            <chart:title svg:x="0.451cm" svg:y="6.075cm" chart:style-name="ch8">
              <text:p>L1 Miss Rate</text:p>
            </chart:title>
            <chart:grid chart:style-name="ch9" chart:class="major"/>
          </chart:axis>
          <chart:series chart:style-name="ch10" chart:values-cell-range-address="Sheet1.B4:Sheet1.B14" chart:label-cell-address="Sheet1.B3:Sheet1.B3" chart:class="chart:scatter">
            <chart:domain table:cell-range-address="Sheet1.A4:Sheet1.A14"/>
            <chart:data-point chart:repeated="11"/>
          </chart:series>
          <chart:series chart:style-name="ch11" chart:values-cell-range-address="Sheet1.C4:Sheet1.C14" chart:label-cell-address="Sheet1.C3:Sheet1.C3" chart:class="chart:scatter">
            <chart:data-point chart:repeated="11"/>
          </chart:series>
          <chart:series chart:style-name="ch12" chart:values-cell-range-address="Sheet1.D4:Sheet1.D14" chart:label-cell-address="Sheet1.D3:Sheet1.D3" chart:class="chart:scatter">
            <chart:data-point chart:repeated="11"/>
          </chart:series>
          <chart:series chart:style-name="ch13" chart:values-cell-range-address="Sheet1.E4:Sheet1.E14" chart:label-cell-address="Sheet1.E3:Sheet1.E3" chart:class="chart:scatter">
            <chart:data-point chart:repeated="11"/>
          </chart:series>
          <chart:series chart:style-name="ch14" chart:values-cell-range-address="Sheet1.F4:Sheet1.F14" chart:label-cell-address="Sheet1.F3:Sheet1.F3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A</text:p>
                <draw:g>
                  <svg:desc>Sheet1.B3:Sheet1.B3</svg:desc>
                </draw:g>
              </table:table-cell>
              <table:table-cell office:value-type="string">
                <text:p>Direct Mapped</text:p>
                <draw:g>
                  <svg:desc>Sheet1.C3:Sheet1.C3</svg:desc>
                </draw:g>
              </table:table-cell>
              <table:table-cell office:value-type="string">
                <text:p>2</text:p>
                <draw:g>
                  <svg:desc>Sheet1.D3:Sheet1.D3</svg:desc>
                </draw:g>
              </table:table-cell>
              <table:table-cell office:value-type="string">
                <text:p>4</text:p>
                <draw:g>
                  <svg:desc>Sheet1.E3:Sheet1.E3</svg:desc>
                </draw:g>
              </table:table-cell>
              <table:table-cell office:value-type="string">
                <text:p>8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4:Sheet1.A14</svg:desc>
                </draw:g>
              </table:table-cell>
              <table:table-cell office:value-type="float" office:value="0.13696">
                <text:p>0.13696</text:p>
                <draw:g>
                  <svg:desc>Sheet1.B4:Sheet1.B14</svg:desc>
                </draw:g>
              </table:table-cell>
              <table:table-cell office:value-type="float" office:value="0.19346">
                <text:p>0.19346</text:p>
                <draw:g>
                  <svg:desc>Sheet1.C4:Sheet1.C14</svg:desc>
                </draw:g>
              </table:table-cell>
              <table:table-cell office:value-type="float" office:value="0.15603">
                <text:p>0.15603</text:p>
                <draw:g>
                  <svg:desc>Sheet1.D4:Sheet1.D14</svg:desc>
                </draw:g>
              </table:table-cell>
              <table:table-cell office:value-type="float" office:value="0.1427">
                <text:p>0.1427</text:p>
                <draw:g>
                  <svg:desc>Sheet1.E4:Sheet1.E14</svg:desc>
                </draw:g>
              </table:table-cell>
              <table:table-cell office:value-type="float" office:value="0.13627">
                <text:p>0.13627</text:p>
                <draw:g>
                  <svg:desc>Sheet1.F4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0886">
                <text:p>0.0886</text:p>
              </table:table-cell>
              <table:table-cell office:value-type="float" office:value="0.14774">
                <text:p>0.14774</text:p>
              </table:table-cell>
              <table:table-cell office:value-type="float" office:value="0.10714">
                <text:p>0.10714</text:p>
              </table:table-cell>
              <table:table-cell office:value-type="float" office:value="0.09622">
                <text:p>0.09622</text:p>
              </table:table-cell>
              <table:table-cell office:value-type="float" office:value="0.09069">
                <text:p>0.09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494">
                <text:p>0.0494</text:p>
              </table:table-cell>
              <table:table-cell office:value-type="float" office:value="0.10017">
                <text:p>0.10017</text:p>
              </table:table-cell>
              <table:table-cell office:value-type="float" office:value="0.07528">
                <text:p>0.07528</text:p>
              </table:table-cell>
              <table:table-cell office:value-type="float" office:value="0.05992">
                <text:p>0.05992</text:p>
              </table:table-cell>
              <table:table-cell office:value-type="float" office:value="0.05365">
                <text:p>0.05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03912">
                <text:p>0.03912</text:p>
              </table:table-cell>
              <table:table-cell office:value-type="float" office:value="0.067">
                <text:p>0.067</text:p>
              </table:table-cell>
              <table:table-cell office:value-type="float" office:value="0.04734">
                <text:p>0.04734</text:p>
              </table:table-cell>
              <table:table-cell office:value-type="float" office:value="0.04247">
                <text:p>0.04247</text:p>
              </table:table-cell>
              <table:table-cell office:value-type="float" office:value="0.03954">
                <text:p>0.03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02634">
                <text:p>0.02634</text:p>
              </table:table-cell>
              <table:table-cell office:value-type="float" office:value="0.04609">
                <text:p>0.04609</text:p>
              </table:table-cell>
              <table:table-cell office:value-type="float" office:value="0.03384">
                <text:p>0.03384</text:p>
              </table:table-cell>
              <table:table-cell office:value-type="float" office:value="0.02832">
                <text:p>0.02832</text:p>
              </table:table-cell>
              <table:table-cell office:value-type="float" office:value="0.02774">
                <text:p>0.02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02624">
                <text:p>0.02624</text:p>
              </table:table-cell>
              <table:table-cell office:value-type="float" office:value="0.03768">
                <text:p>0.03768</text:p>
              </table:table-cell>
              <table:table-cell office:value-type="float" office:value="0.02881">
                <text:p>0.02881</text:p>
              </table:table-cell>
              <table:table-cell office:value-type="float" office:value="0.0264">
                <text:p>0.0264</text:p>
              </table:table-cell>
              <table:table-cell office:value-type="float" office:value="0.02625">
                <text:p>0.02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02583">
                <text:p>0.02583</text:p>
              </table:table-cell>
              <table:table-cell office:value-type="float" office:value="0.03292">
                <text:p>0.03292</text:p>
              </table:table-cell>
              <table:table-cell office:value-type="float" office:value="0.02713">
                <text:p>0.02713</text:p>
              </table:table-cell>
              <table:table-cell office:value-type="float" office:value="0.02595">
                <text:p>0.02595</text:p>
              </table:table-cell>
              <table:table-cell office:value-type="float" office:value="0.02589">
                <text:p>0.02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02582">
                <text:p>0.02582</text:p>
              </table:table-cell>
              <table:table-cell office:value-type="float" office:value="0.03233">
                <text:p>0.03233</text:p>
              </table:table-cell>
              <table:table-cell office:value-type="float" office:value="0.0259">
                <text:p>0.0259</text:p>
              </table:table-cell>
              <table:table-cell office:value-type="float" office:value="0.02582">
                <text:p>0.02582</text:p>
              </table:table-cell>
              <table:table-cell office:value-type="float" office:value="0.02582">
                <text:p>0.02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2582">
                <text:p>0.02582</text:p>
              </table:table-cell>
              <table:table-cell office:value-type="float" office:value="0.02584">
                <text:p>0.02584</text:p>
              </table:table-cell>
              <table:table-cell office:value-type="float" office:value="0.02584">
                <text:p>0.02584</text:p>
              </table:table-cell>
              <table:table-cell office:value-type="float" office:value="0.02582">
                <text:p>0.02582</text:p>
              </table:table-cell>
              <table:table-cell office:value-type="float" office:value="0.02582">
                <text:p>0.02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2582">
                <text:p>0.02582</text:p>
              </table:table-cell>
              <table:table-cell office:value-type="float" office:value="0.02584">
                <text:p>0.02584</text:p>
              </table:table-cell>
              <table:table-cell office:value-type="float" office:value="0.02582">
                <text:p>0.02582</text:p>
              </table:table-cell>
              <table:table-cell office:value-type="float" office:value="0.02582">
                <text:p>0.02582</text:p>
              </table:table-cell>
              <table:table-cell office:value-type="float" office:value="0.02582">
                <text:p>0.025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2582">
                <text:p>0.02582</text:p>
              </table:table-cell>
              <table:table-cell office:value-type="float" office:value="0.02584">
                <text:p>0.02584</text:p>
              </table:table-cell>
              <table:table-cell office:value-type="float" office:value="0.02582">
                <text:p>0.02582</text:p>
              </table:table-cell>
              <table:table-cell office:value-type="float" office:value="0.02582">
                <text:p>0.02582</text:p>
              </table:table-cell>
              <table:table-cell office:value-type="float" office:value="0.02582">
                <text:p>0.025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97cm" svg:y="0.424cm" chart:style-name="ch2">
          <text:p>Average Access Time vs log2(Cache Size)</text:p>
        </chart:title>
        <chart:subtitle svg:x="5.773cm" svg:y="1.275cm" chart:style-name="ch3">
          <text:p>For Varying Associativity</text:p>
        </chart:subtitle>
        <chart:legend chart:legend-position="end" svg:x="12.433cm" svg:y="3.205cm" style:legend-expansion="high" chart:style-name="ch4"/>
        <chart:plot-area chart:style-name="ch5" table:cell-range-address="Sheet1.G24:Sheet1.L34 Sheet1.H23:Sheet1.L23" chart:data-source-has-labels="row" svg:x="1.331cm" svg:y="2.318cm" svg:width="10.462cm" svg:height="5.521cm">
          <chartooo:coordinate-region svg:x="2.058cm" svg:y="2.517cm" svg:width="9.548cm" svg:height="4.675cm"/>
          <chart:axis chart:dimension="x" chart:name="primary-x" chart:style-name="ch6">
            <chart:title svg:x="5.248cm" svg:y="8.019cm" chart:style-name="ch7">
              <text:p>log2(Cache Size)</text:p>
            </chart:title>
          </chart:axis>
          <chart:axis chart:dimension="y" chart:name="primary-y" chart:style-name="ch6">
            <chart:title svg:x="0.451cm" svg:y="6.696cm" chart:style-name="ch8">
              <text:p>Average Access Time</text:p>
            </chart:title>
            <chart:grid chart:style-name="ch9" chart:class="major"/>
          </chart:axis>
          <chart:series chart:style-name="ch10" chart:values-cell-range-address="Sheet1.H24:Sheet1.H34" chart:label-cell-address="Sheet1.H23:Sheet1.H23" chart:class="chart:scatter">
            <chart:domain table:cell-range-address="Sheet1.G24:Sheet1.G34"/>
            <chart:data-point chart:repeated="11"/>
          </chart:series>
          <chart:series chart:style-name="ch11" chart:values-cell-range-address="Sheet1.I24:Sheet1.I34" chart:label-cell-address="Sheet1.I23:Sheet1.I23" chart:class="chart:scatter">
            <chart:data-point chart:repeated="11"/>
          </chart:series>
          <chart:series chart:style-name="ch12" chart:values-cell-range-address="Sheet1.J24:Sheet1.J34" chart:label-cell-address="Sheet1.J23:Sheet1.J23" chart:class="chart:scatter">
            <chart:data-point chart:repeated="11"/>
          </chart:series>
          <chart:series chart:style-name="ch13" chart:values-cell-range-address="Sheet1.K24:Sheet1.K34" chart:label-cell-address="Sheet1.K23:Sheet1.K23" chart:class="chart:scatter">
            <chart:data-point chart:repeated="11"/>
          </chart:series>
          <chart:series chart:style-name="ch14" chart:values-cell-range-address="Sheet1.L24:Sheet1.L34" chart:label-cell-address="Sheet1.L23:Sheet1.L23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ull Way</text:p>
                <draw:g>
                  <svg:desc>Sheet1.H23:Sheet1.H23</svg:desc>
                </draw:g>
              </table:table-cell>
              <table:table-cell office:value-type="string">
                <text:p>Direct Mapped</text:p>
                <draw:g>
                  <svg:desc>Sheet1.I23:Sheet1.I23</svg:desc>
                </draw:g>
              </table:table-cell>
              <table:table-cell office:value-type="string">
                <text:p>2</text:p>
                <draw:g>
                  <svg:desc>Sheet1.J23:Sheet1.J23</svg:desc>
                </draw:g>
              </table:table-cell>
              <table:table-cell office:value-type="string">
                <text:p>4</text:p>
                <draw:g>
                  <svg:desc>Sheet1.K23:Sheet1.K23</svg:desc>
                </draw:g>
              </table:table-cell>
              <table:table-cell office:value-type="string">
                <text:p>8</text:p>
                <draw:g>
                  <svg:desc>Sheet1.L23:Sheet1.L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G24:Sheet1.G34</svg:desc>
                </draw:g>
              </table:table-cell>
              <table:table-cell office:value-type="float" office:value="2.922076">
                <text:p>2.922076</text:p>
                <draw:g>
                  <svg:desc>Sheet1.H24:Sheet1.H34</svg:desc>
                </draw:g>
              </table:table-cell>
              <table:table-cell office:value-type="float" office:value="4.022689">
                <text:p>4.022689</text:p>
                <draw:g>
                  <svg:desc>Sheet1.I24:Sheet1.I34</svg:desc>
                </draw:g>
              </table:table-cell>
              <table:table-cell office:value-type="float" office:value="3.292135">
                <text:p>3.292135</text:p>
                <draw:g>
                  <svg:desc>Sheet1.J24:Sheet1.J34</svg:desc>
                </draw:g>
              </table:table-cell>
              <table:table-cell office:value-type="float" office:value="3.02936">
                <text:p>3.02936</text:p>
                <draw:g>
                  <svg:desc>Sheet1.K24:Sheet1.K34</svg:desc>
                </draw:g>
              </table:table-cell>
              <table:table-cell office:value-type="float" office:value="2.908138">
                <text:p>2.908138</text:p>
                <draw:g>
                  <svg:desc>Sheet1.L24:Sheet1.L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.966235">
                <text:p>1.966235</text:p>
              </table:table-cell>
              <table:table-cell office:value-type="float" office:value="3.113438">
                <text:p>3.113438</text:p>
              </table:table-cell>
              <table:table-cell office:value-type="float" office:value="2.325919">
                <text:p>2.325919</text:p>
              </table:table-cell>
              <table:table-cell office:value-type="float" office:value="2.09814">
                <text:p>2.09814</text:p>
              </table:table-cell>
              <table:table-cell office:value-type="float" office:value="2.012624">
                <text:p>2.012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.180828">
                <text:p>1.180828</text:p>
              </table:table-cell>
              <table:table-cell office:value-type="float" office:value="2.170439">
                <text:p>2.170439</text:p>
              </table:table-cell>
              <table:table-cell office:value-type="float" office:value="1.701787">
                <text:p>1.701787</text:p>
              </table:table-cell>
              <table:table-cell office:value-type="float" office:value="1.396069">
                <text:p>1.396069</text:p>
              </table:table-cell>
              <table:table-cell office:value-type="float" office:value="1.272795">
                <text:p>1.272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988805">
                <text:p>0.988805</text:p>
              </table:table-cell>
              <table:table-cell office:value-type="float" office:value="1.51723">
                <text:p>1.51723</text:p>
              </table:table-cell>
              <table:table-cell office:value-type="float" office:value="1.150463">
                <text:p>1.150463</text:p>
              </table:table-cell>
              <table:table-cell office:value-type="float" office:value="1.069067">
                <text:p>1.069067</text:p>
              </table:table-cell>
              <table:table-cell office:value-type="float" office:value="1.011619">
                <text:p>1.011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737676">
                <text:p>0.737676</text:p>
              </table:table-cell>
              <table:table-cell office:value-type="float" office:value="1.129435">
                <text:p>1.129435</text:p>
              </table:table-cell>
              <table:table-cell office:value-type="float" office:value="0.907485">
                <text:p>0.907485</text:p>
              </table:table-cell>
              <table:table-cell office:value-type="float" office:value="0.806">
                <text:p>0.806</text:p>
              </table:table-cell>
              <table:table-cell office:value-type="float" office:value="0.814702">
                <text:p>0.814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754788">
                <text:p>0.754788</text:p>
              </table:table-cell>
              <table:table-cell office:value-type="float" office:value="0.994489">
                <text:p>0.994489</text:p>
              </table:table-cell>
              <table:table-cell office:value-type="float" office:value="0.844408">
                <text:p>0.844408</text:p>
              </table:table-cell>
              <table:table-cell office:value-type="float" office:value="0.80453">
                <text:p>0.80453</text:p>
              </table:table-cell>
              <table:table-cell office:value-type="float" office:value="0.818761">
                <text:p>0.818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798047">
                <text:p>0.798047</text:p>
              </table:table-cell>
              <table:table-cell office:value-type="float" office:value="0.959611">
                <text:p>0.959611</text:p>
              </table:table-cell>
              <table:table-cell office:value-type="float" office:value="0.848753">
                <text:p>0.848753</text:p>
              </table:table-cell>
              <table:table-cell office:value-type="float" office:value="0.843671">
                <text:p>0.843671</text:p>
              </table:table-cell>
              <table:table-cell office:value-type="float" office:value="0.864191">
                <text:p>0.864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84405">
                <text:p>0.84405</text:p>
              </table:table-cell>
              <table:table-cell office:value-type="float" office:value="1.019866">
                <text:p>1.019866</text:p>
              </table:table-cell>
              <table:table-cell office:value-type="float" office:value="0.897783">
                <text:p>0.897783</text:p>
              </table:table-cell>
              <table:table-cell office:value-type="float" office:value="0.901844">
                <text:p>0.901844</text:p>
              </table:table-cell>
              <table:table-cell office:value-type="float" office:value="0.9228">
                <text:p>0.92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917573">
                <text:p>0.917573</text:p>
              </table:table-cell>
              <table:table-cell office:value-type="float" office:value="0.96578">
                <text:p>0.96578</text:p>
              </table:table-cell>
              <table:table-cell office:value-type="float" office:value="0.967897">
                <text:p>0.967897</text:p>
              </table:table-cell>
              <table:table-cell office:value-type="float" office:value="0.979249">
                <text:p>0.979249</text:p>
              </table:table-cell>
              <table:table-cell office:value-type="float" office:value="0.980489">
                <text:p>0.980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997292">
                <text:p>0.997292</text:p>
              </table:table-cell>
              <table:table-cell office:value-type="float" office:value="1.085419">
                <text:p>1.085419</text:p>
              </table:table-cell>
              <table:table-cell office:value-type="float" office:value="1.089308">
                <text:p>1.089308</text:p>
              </table:table-cell>
              <table:table-cell office:value-type="float" office:value="1.085982">
                <text:p>1.085982</text:p>
              </table:table-cell>
              <table:table-cell office:value-type="float" office:value="1.099741">
                <text:p>1.0997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.110038">
                <text:p>1.110038</text:p>
              </table:table-cell>
              <table:table-cell office:value-type="float" office:value="1.221348">
                <text:p>1.221348</text:p>
              </table:table-cell>
              <table:table-cell office:value-type="float" office:value="1.22761">
                <text:p>1.22761</text:p>
              </table:table-cell>
              <table:table-cell office:value-type="float" office:value="1.221171">
                <text:p>1.221171</text:p>
              </table:table-cell>
              <table:table-cell office:value-type="float" office:value="1.227383">
                <text:p>1.2273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